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fe6" officeooo:paragraph-rsid="000e4fe6"/>
    </style:style>
    <style:style style:name="P2" style:family="paragraph" style:parent-style-name="Standard">
      <style:text-properties officeooo:rsid="000eb8ae" officeooo:paragraph-rsid="000eb8ae"/>
    </style:style>
    <style:style style:name="P3" style:family="paragraph" style:parent-style-name="Standard">
      <style:text-properties officeooo:rsid="000f65f3" officeooo:paragraph-rsid="000f65f3"/>
    </style:style>
    <style:style style:name="P4" style:family="paragraph" style:parent-style-name="Standard">
      <style:text-properties officeooo:rsid="000faa88" officeooo:paragraph-rsid="000faa88"/>
    </style:style>
    <style:style style:name="P5" style:family="paragraph" style:parent-style-name="Standard">
      <style:text-properties officeooo:rsid="000fe998" officeooo:paragraph-rsid="000fe998"/>
    </style:style>
    <style:style style:name="P6" style:family="paragraph" style:parent-style-name="Standard">
      <style:text-properties officeooo:rsid="000ffa7f" officeooo:paragraph-rsid="000ffa7f"/>
    </style:style>
    <style:style style:name="P7" style:family="paragraph" style:parent-style-name="Standard">
      <style:text-properties officeooo:rsid="001075f6" officeooo:paragraph-rsid="001075f6"/>
    </style:style>
    <style:style style:name="P8" style:family="paragraph" style:parent-style-name="Standard">
      <style:text-properties officeooo:rsid="0011bbab" officeooo:paragraph-rsid="0011bbab"/>
    </style:style>
    <style:style style:name="P9" style:family="paragraph" style:parent-style-name="Standard">
      <style:text-properties officeooo:rsid="0013ad9d" officeooo:paragraph-rsid="0013ad9d"/>
    </style:style>
    <style:style style:name="P10" style:family="paragraph" style:parent-style-name="Standard">
      <style:text-properties officeooo:rsid="0013ad9d" officeooo:paragraph-rsid="0015143a"/>
    </style:style>
    <style:style style:name="P11" style:family="paragraph" style:parent-style-name="Standard">
      <style:text-properties officeooo:rsid="0015143a" officeooo:paragraph-rsid="0015143a"/>
    </style:style>
    <style:style style:name="P12" style:family="paragraph" style:parent-style-name="Standard">
      <style:text-properties officeooo:rsid="0015f0d7" officeooo:paragraph-rsid="0015f0d7"/>
    </style:style>
    <style:style style:name="P13" style:family="paragraph" style:parent-style-name="Standard">
      <style:text-properties officeooo:rsid="0019209e" officeooo:paragraph-rsid="0019209e"/>
    </style:style>
    <style:style style:name="P14" style:family="paragraph" style:parent-style-name="Standard">
      <style:text-properties officeooo:rsid="00195d4d" officeooo:paragraph-rsid="00195d4d"/>
    </style:style>
    <style:style style:name="P15" style:family="paragraph" style:parent-style-name="Standard">
      <style:text-properties officeooo:rsid="00197ab5" officeooo:paragraph-rsid="00197ab5"/>
    </style:style>
    <style:style style:name="P16" style:family="paragraph" style:parent-style-name="Standard">
      <style:text-properties officeooo:rsid="001b0cbf" officeooo:paragraph-rsid="001b0cbf"/>
    </style:style>
    <style:style style:name="P17" style:family="paragraph" style:parent-style-name="Standard">
      <style:text-properties officeooo:rsid="001b1bf3" officeooo:paragraph-rsid="001b1bf3"/>
    </style:style>
    <style:style style:name="P18" style:family="paragraph" style:parent-style-name="Standard">
      <style:text-properties officeooo:rsid="001d141f" officeooo:paragraph-rsid="001d141f"/>
    </style:style>
    <style:style style:name="P19" style:family="paragraph" style:parent-style-name="Standard">
      <style:text-properties officeooo:rsid="00209930" officeooo:paragraph-rsid="00209930"/>
    </style:style>
    <style:style style:name="P20" style:family="paragraph" style:parent-style-name="Standard">
      <style:text-properties officeooo:rsid="00227548" officeooo:paragraph-rsid="00227548"/>
    </style:style>
    <style:style style:name="P21" style:family="paragraph" style:parent-style-name="Standard">
      <style:text-properties officeooo:rsid="0022de5d" officeooo:paragraph-rsid="0022de5d"/>
    </style:style>
    <style:style style:name="P22" style:family="paragraph" style:parent-style-name="Standard">
      <style:text-properties officeooo:rsid="0023480b" officeooo:paragraph-rsid="0023480b"/>
    </style:style>
    <style:style style:name="P23" style:family="paragraph" style:parent-style-name="Standard">
      <style:text-properties officeooo:rsid="002438fd" officeooo:paragraph-rsid="002438fd"/>
    </style:style>
    <style:style style:name="P24" style:family="paragraph" style:parent-style-name="Standard">
      <style:text-properties officeooo:rsid="0024f49e" officeooo:paragraph-rsid="0024f49e"/>
    </style:style>
    <style:style style:name="P25" style:family="paragraph" style:parent-style-name="Standard">
      <style:text-properties officeooo:rsid="0025d0b1" officeooo:paragraph-rsid="0025d0b1"/>
    </style:style>
    <style:style style:name="P26" style:family="paragraph" style:parent-style-name="Standard">
      <style:text-properties officeooo:rsid="002961cb" officeooo:paragraph-rsid="002961cb"/>
    </style:style>
    <style:style style:name="P27" style:family="paragraph" style:parent-style-name="Standard">
      <style:text-properties officeooo:rsid="002b4762" officeooo:paragraph-rsid="002b4762"/>
    </style:style>
    <style:style style:name="P28" style:family="paragraph" style:parent-style-name="Standard">
      <style:text-properties officeooo:rsid="002cdd23" officeooo:paragraph-rsid="002cdd23"/>
    </style:style>
    <style:style style:name="P29" style:family="paragraph" style:parent-style-name="Standard">
      <style:text-properties officeooo:rsid="002da50d" officeooo:paragraph-rsid="002da50d"/>
    </style:style>
    <style:style style:name="P30" style:family="paragraph" style:parent-style-name="Standard">
      <style:text-properties officeooo:rsid="002e133f" officeooo:paragraph-rsid="002e133f"/>
    </style:style>
    <style:style style:name="P31" style:family="paragraph" style:parent-style-name="Standard">
      <style:text-properties officeooo:rsid="002e9d1a" officeooo:paragraph-rsid="002e9d1a"/>
    </style:style>
    <style:style style:name="P32" style:family="paragraph" style:parent-style-name="Standard">
      <style:text-properties officeooo:rsid="002f0d0c" officeooo:paragraph-rsid="002f0d0c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1bbab" officeooo:paragraph-rsid="001075f6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f49e" officeooo:paragraph-rsid="0024f49e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61cb" officeooo:paragraph-rsid="002961cb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9d1a" officeooo:paragraph-rsid="002e9d1a"/>
    </style:style>
    <style:style style:name="T1" style:family="text">
      <style:text-properties officeooo:rsid="0013e9f1"/>
    </style:style>
    <style:style style:name="T2" style:family="text">
      <style:text-properties officeooo:rsid="0015143a"/>
    </style:style>
    <style:style style:name="T3" style:family="text">
      <style:text-properties officeooo:rsid="0015a161"/>
    </style:style>
    <style:style style:name="T4" style:family="text">
      <style:text-properties officeooo:rsid="0017307e"/>
    </style:style>
    <style:style style:name="T5" style:family="text">
      <style:text-properties officeooo:rsid="001e0525"/>
    </style:style>
    <style:style style:name="T6" style:family="text">
      <style:text-properties officeooo:rsid="00268d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ém gradientov RNN ~ problém veľa vrstiev</text:p>
      <text:p text:style-name="P1"/>
      <text:p text:style-name="P2">CEC = “chybový kolotoč”</text:p>
      <text:p text:style-name="P2">čo tam vlezie, to tam zostane</text:p>
      <text:p text:style-name="P2">basic RNN bunka → z prvého tanh rovno von (h_t)</text:p>
      <text:p text:style-name="P2">c_t = minulý stav + to čo pridávam (t.j. koľko toho pridávam z otoho nového stsvu do kolečka)</text:p>
      <text:p text:style-name="P2">´i → input gate</text:p>
      <text:p text:style-name="P2">o → output gate</text:p>
      <text:p text:style-name="P2"/>
      <text:p text:style-name="P2">na výstupe nás nemusí zaujímať všetko, chceme nejakú informáciu → preto output gate, čo z tej uloženej časti pustíme von</text:p>
      <text:p text:style-name="P2"/>
      <text:p text:style-name="P2">ale – niektoré veci by sa mohli hodiť zabúdať (napríklad na konci vety)</text:p>
      <text:p text:style-name="P2">než generovať negáciu toho, čo si pamätáme, je lepšie zabúdať priamo na kolotoči (forget gate, f)</text:p>
      <text:p text:style-name="P3">f – niektoré hodnoty sú bízko nule, iné blízko 1 tak, aby sme efektívne vynulovali (+- sigmoida) tie bunky daného c, ktoré už nepotrebujeme</text:p>
      <text:p text:style-name="P3"/>
      <text:p text:style-name="P4">=&gt; state je zrazu viac tenzorov</text:p>
      <text:p text:style-name="P4"/>
      <text:p text:style-name="P4">GRU </text:p>
      <text:p text:style-name="P4">→ to podstatné nieje kolortoč, ale forget a update; gatovanie</text:p>
      <text:p text:style-name="P4"/>
      <text:p text:style-name="P5">h_t-1 → </text:p>
      <text:p text:style-name="P5">prvá gate = maska, čo budem meniť (update) a čo zachovám (reset gate, r; na obrázku hore)</text:p>
      <text:p text:style-name="P5">druhá gate = čo všetko beriem ako vstup, keď spočítam nové honodty (udate gate, u; na obr dole)</text:p>
      <text:p text:style-name="P5">h_t (vzorec)→ prvá časť zodpovedá forget gate, druhá input gate</text:p>
      <text:p text:style-name="P5">→ h_t</text:p>
      <text:p text:style-name="P5"/>
      <text:p text:style-name="P6">u_t, r_t → na základe vstupu a predošlého statu +- bias si vyberiem, ktré bunky budem brať s akou váhou <text:s/>(čísla medzi 0 a 1)</text:p>
      <text:p text:style-name="P6"/>
      <text:p text:style-name="P6">viac GRU za sebou → mriežka</text:p>
      <text:p text:style-name="P6">t.j. vždy všetko pošlem do ďalšej vrstvy rekurzie + koniec poeslednej vrstvy pošlem do prvej</text:p>
      <text:p text:style-name="P7">pri vysokých vrstvách sa rpidáva už aj “preskakovanie vrstiev” (viď niektorá z predošlých prednášok, bolo to na r)</text:p>
      <text:p text:style-name="P33"/>
      <text:p text:style-name="P8"/>
      <text:p text:style-name="P8">WE = spracovanie textu</text:p>
      <text:p text:style-name="P9"/>
      <text:p text:style-name="P9">problém kódovania – <text:span text:style-name="T1">diskrétne hodnoty, nemá pevné rozmery, …</text:span></text:p>
      <text:p text:style-name="P9">→<text:span text:style-name="T2"> one_hot</text:span></text:p>
      <text:p text:style-name="P11">ale – čo ak sa objaví nové slovo, ktoré v slovníku nemáme? (slang, emocionálne zafarbenie)</text:p>
      <text:p text:style-name="P11">- slová nie sú až tak diskrétne, existuje podobnosť (pes – psík); sieť sa to isté musí učiť dvakrát</text:p>
      <text:p text:style-name="P10">→<text:span text:style-name="T3"> pokiaľ by sme vedlei vyrobit podobnosť, mohli by sme nové slová priradiť tomu, čomu sa najviac podobajú</text:span></text:p>
      <text:p text:style-name="P12">=&gt; každé slovo sa skladá z nejakého množstva faktorov (takúto reprezentáciu musíme vytvoriť, <text:span text:style-name="T4">respektíve daať sieti nástroj, ay to vymyslela za nás</text:span>)</text:p>
      <text:p text:style-name="P12"/>
      <text:p text:style-name="P13">každé slovo = jeden vektor váh k daným faktorom</text:p>
      <text:p text:style-name="P13">všetky slvoá používajú tú istú sadu faktorov</text:p>
      <text:p text:style-name="P13">idea → budeme tieto hodnoty faktrovo trénovať tiež</text:p>
      <text:p text:style-name="P13"/>
      <text:p text:style-name="P13"><text:soft-page-break/>prevod z one_hot na vektorovú reprezentáciu → matica slov zakódovaných vo vektoroch, maticovým násobením vytiahnem riadok zodpovedajúci danému vektoru slova</text:p>
      <text:p text:style-name="P14">použitie na trénovanie faktorov</text:p>
      <text:p text:style-name="P14">empabing = zobrazenie diskrítneho priestoru slov do spojitého</text:p>
      <text:p text:style-name="P14"/>
      <text:p text:style-name="P15">podobné slová – kontext okolitých slov je rovnaký; zisťujeme podobnosť významu na základe rovnakého použitia slov</text:p>
      <text:p text:style-name="P15">podobný význam – môže byť aj úplne opačný, nejde o klasické synonymá !! (tiež miera podobnosti)</text:p>
      <text:p text:style-name="P15"/>
      <text:p text:style-name="P16">Word2Vec </text:p>
      <text:p text:style-name="P16">Mikolov – muni</text:p>
      <text:p text:style-name="P16">nacpeme do toho hromadu slov (rátogo miliardy), a ono to spočíta</text:p>
      <text:p text:style-name="P16">→ aké slová sa často nachádzajú v okolí (vektorovo, slová fyzicky blízke, respektíve jedno z nich; <text:s/>napríklad pes → venčiť)</text:p>
      <text:p text:style-name="P17">fyzicky = vstup (veľkosť počet slov) → FC → reprezentácia (tá faktorové) → FC → výstup (to podobné slovo; vektor pravd veľkosti počet slov) </text:p>
      <text:p text:style-name="P17">matica prvej FC = tie embadedy (prevodná matica)</text:p>
      <text:p text:style-name="P19"/>
      <text:p text:style-name="P19">ako sa to trénuje ?</text:p>
      <text:p text:style-name="P19">Vezmem slovo input a v jeho okolí (window) vyberiem zlatý býstup output a preženiem to sieťou</text:p>
      <text:p text:style-name="P20">v konečnom dôzlekdu bude dáva podobné výslôedky pre slová, ktoré sa namapujú na podobné vektory, čo vedie k podobným výstupom pre podobné slová, čo vedie k tomu, že pokiaľ je okolie dvoch slov ppodobné, rovnaký kontext používania, dostávame podobné faktory, čo je to, čo sme chceli</text:p>
      <text:p text:style-name="P17"/>
      <text:p text:style-name="P18">Table 8</text:p>
      <text:p text:style-name="P18">paríž – francie + itálie = <text:span text:style-name="T5">cca </text:span>rím <text:span text:style-name="T5">(t.j. je nabližšie správnemu výsledku)</text:span></text:p>
      <text:p text:style-name="P18"/>
      <text:p text:style-name="P21">hierarchical sorftmax</text:p>
      <text:p text:style-name="P21">= vytvoríme si strom, kde slová sú v listoch; rozhodovanie výberu slova nerobíme v jednom rozhodnutí, ale vo vla rozhodnutiech postupne (klasifikátor cez vrchoy na ceste)</text:p>
      <text:p text:style-name="P21">→ miesto jedného softmaxu trénujeme hromadu sigmoidov</text:p>
      <text:p text:style-name="P21">cieľom je vytvoriť peknú maticu V → tá čo robí prvý fázu algoritmu (CBOW??)</text:p>
      <text:p text:style-name="P21"/>
      <text:p text:style-name="P22">negative sampling</text:p>
      <text:p text:style-name="P22">o každom slove sa nezávusle (na rozdiel od softmaxu) rozhodujem, či je v danom kontexte</text:p>
      <text:p text:style-name="P23">tomu slovu, ktoré má mať jedna, tú jedničku pošlem, nulu (false), pošlem len niektoýrm (k náhodným ostatným)</text:p>
      <text:p text:style-name="P23">vec na konic vzorca s -w je to čo je 1 – to čo má na začiatku (slide 16; <text:span text:style-name="T6">l – loss function</text:span>)</text:p>
      <text:p text:style-name="P24">ono to stačí, lebo im budem hovoriť často, že nesúvisia</text:p>
      <text:p text:style-name="P25">distribúcia P nezahŕňa, ktoré slová sú fyzicky časté (t.j. s väčšou pravdepodobnosťou dostávajú 1), aby mohli častejšie dostávať aj nuly a vyvážilo sa to</text:p>
      <text:p text:style-name="P24"/>
      <text:p text:style-name="P24">oba postupy fungujú lepšie po umocnení na ¾</text:p>
      <text:p text:style-name="P34"/>
      <text:p text:style-name="P24"/>
      <text:p text:style-name="P26">spracovanie celej vety naraz = spracujeme od začiatku do konca a ptom naopak</text:p>
      <text:p text:style-name="P26">v obrázky chýbajú šípky s embedings do spätného chodu (ako pri dopredom)</text:p>
      <text:p text:style-name="P35"/>
      <text:p text:style-name="P26"/>
      <text:p text:style-name="P27">character based embeding – zo znakov sa naučíme spočítať slovo (viď obrázok, slide 20)</text:p>
      <text:p text:style-name="P27"><text:soft-page-break/>v praxi si dopredná časť viac pamätá sufix slova a spätná viac <text:s/>prefixy; to spáhjanie na konci sa môže robiť konkatenovať alebo sčítať (súčet je flexibilnejší, viac sa používa)</text:p>
      <text:p text:style-name="P28">tabuľka → našlo najpodobnejšie slová k prvému riadku (3. a 4. stĺpec sú novotvary, sieť ich nepozná)</text:p>
      <text:p text:style-name="P29">batche sa dávajú explicitne po vetách</text:p>
      <text:p text:style-name="P29"/>
      <text:p text:style-name="P30">CNN</text:p>
      <text:p text:style-name="P30">treba rozlišovať začiaotk a koniec slova → začiatočný a koncový znak (sama to nespraví)</text:p>
      <text:p text:style-name="P30"/>
      <text:p text:style-name="P31">N-gramy = všetky sifixy, prefixy, stredy</text:p>
      <text:p text:style-name="P31">a potom sa to celé sčíta</text:p>
      <text:p text:style-name="P36"/>
      <text:p text:style-name="P31"/>
      <text:p text:style-name="P32">sequence_length → obchádza to, že placeholdery nemajú radi diery (t.j. na každej pozícii musí byť vektor rovnako dlhý, čo ale vety nie sú); virtuálne značka, čo nás už nezaujíma a pri spätnom prehcod eto preskočí</text:p>
      <text:p text:style-name="P3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0:36:44.394928054</meta:creation-date>
    <meta:generator>LibreOffice/6.0.3.2$Linux_X86_64 LibreOffice_project/f63fede47e697cf6f32c65d88c0dce0732c07b1e</meta:generator>
    <dc:date>2018-04-16T13:05:08.354931871</dc:date>
    <meta:editing-duration>PT1H46M53S</meta:editing-duration>
    <meta:editing-cycles>36</meta:editing-cycles>
    <meta:document-statistic meta:table-count="0" meta:image-count="0" meta:object-count="0" meta:page-count="3" meta:paragraph-count="71" meta:word-count="871" meta:character-count="5193" meta:non-whitespace-character-count="4374"/>
  </office:meta>
</office:document-meta>
</file>